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1">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eoccupandosi principalmente la puntualità e l'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vor allem besorgt über die Pünktlichkeit und Zuverlässigkeit, die uns charakterisiert und als Partner von VuelaCar, haben wir eine Flotte von Fahrzeugen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AAA}, &lt;br&gt;&lt;br&gt; Thank you for choosing {CCCC}. <text:s text:c="4"/>&lt;br&gt;&lt;br&gt; This message is to inform you that we have successfully registered your booking of {DDDD} or similar, between the dates of {EEEE} / {FFFF}. You will shortly receive an email with confirmation of your booking. Please remember that on the day of collection of the vehicle, you must present your booking reference number. &lt;br&gt;&lt;br&gt; Your booking details are: &lt;br&gt;&lt;br&gt; Locator: {GGGG} &lt;br&gt; Vehicle: {DDDD} or similar &lt;br&gt; Pick up date: {EEEE} &lt;br&gt; Return date: {FFFF} &lt;br&gt; Number of child seats: {D1} &lt;br&gt; Number of child boosters: {D2} &lt;br&gt;&lt;br&gt; If you need to contact us with any questions or information about your booking, our email address is {HHHH}. &lt;br&gt;&lt;br&gt; {CCCC}&lt;br&gt; {HHHH}&lt;br&gt; {JJJJ}&lt;br&gt; {KKKK}&lt;br&gt;</text:p>
          </table:table-cell>
          <table:table-cell table:style-name="Default" office:value-type="string" calcext:value-type="string">
            <text:p>Hola {AAAA}, <text:s text:c="4"/>&lt;br&gt;&lt;br&gt; <text:s text:c="4"/>Gracias por elegir {CCCC}. <text:s text:c="4"/>&lt;br&gt;&lt;br&gt; <text:s text:c="4"/>Este mensaje es para informarle que hemos registrado correctamente su reserva de {DDDD} o similar, entre las fechas de {EEEE} / {FFFF}. En breve recibirá un correo electrónico con la confirmación <text:s/>de su reserva. Recuerde que el día de la recogida del vehículo, debe presentar su localizador de reserva. &lt;br&gt;&lt;br&gt; <text:s text:c="4"/>Los datos de su reserva son: <text:s text:c="4"/>&lt;br&gt;&lt;br&gt; <text:s text:c="4"/>Localizador: {GGGG} <text:s text:c="4"/>&lt;br&gt; <text:s text:c="4"/>Vehículo: {DDDD} o similar &lt;br&gt; <text:s text:c="4"/>Fecha de recogida: {EEEE} <text:s text:c="4"/>&lt;br&gt; <text:s text:c="4"/>Fecha de Devolución: {FFFF} <text:s text:c="4"/>&lt;br&gt; <text:s text:c="4"/>Numero Asientos niños: {D1} <text:s text:c="4"/>&lt;br&gt; <text:s text:c="4"/>Numero Elevadores niños: {D2} <text:s text:c="4"/>&lt;br&gt;&lt;br&gt; <text:s text:c="4"/>Si necesita ponerse en contacto, para cualquier duda o información sobre su reserva, nuestro correo electrónico es {HHHH}.&lt;br&gt;&lt;br&gt; <text:s text:c="4"/>{CCCC}&lt;br&gt; <text:s text:c="4"/>{HHHH}&lt;br&gt; <text:s text:c="4"/>{JJJJ}&lt;br&gt; <text:s text:c="4"/>{KKKK}&lt;br&gt;</text:p>
          </table:table-cell>
          <table:table-cell office:value-type="string" calcext:value-type="string">
            <text:p>Ciao {AAAA}, &lt;br&gt;&lt;br&gt; Grazie per aver scelto {CCCC}. <text:s text:c="4"/>&lt;br&gt;&lt;br&gt; Questo messaggio è per informarla che abbiamo registrato con successo la sua prenotazione di {DDDD} o simile, tra le date di {EEEE} / {FFFF}. A breve riceverete un'e-mail con la conferma della vostra prenotazione. Ricordate che il giorno del ritiro del veicolo, è necessario presentare il numero di riferimento della prenotazione. &lt;br&gt;&lt;br&gt; I dettagli della tua prenotazione sono: &lt;br&gt;&lt;br&gt; Localizzatore: {GGGG} &lt;br&gt; Veicolo: {DDDD} o simile &lt;br&gt; Data di ritiro: {EEEE} &lt;br&gt; Data di ritorno: {FFFF} &lt;br&gt; Numero di seggiolini: {D1} &lt;br&gt; Numero di seggiolini: {D2} &lt;br&gt;&lt;br&gt; Se hai bisogno di contattarci per qualsiasi domanda o informazione sulla tua prenotazione, il nostro indirizzo e-mail è {HHHH}. &lt;br&gt;&lt;br&gt; {CCCC}&lt;br&gt; {HHHH}&lt;br&gt; {JJJJ}&lt;br&gt; {KKKK}&lt;br&gt;</text:p>
          </table:table-cell>
          <table:table-cell office:value-type="string" calcext:value-type="string">
            <text:p>Mit dieser Nachricht möchten wir Sie darüber informieren, dass wir Ihre Buchung vom {DDDD} o.ä., zwischen den Daten {EEEE} / {FFFF} erfolgreich registriert haben. Sie erhalten in Kürze eine E-Mail mit der Bestätigung Ihrer Buchung. Denken Sie daran, dass Sie am Tag der Abholung des Fahrzeugs Ihre Buchungsreferenznummer vorlegen müssen. &lt;br&gt;&lt;br&gt; Die Details Ihrer Buchung sind: &lt;br&gt;&lt;br&gt; Locator: {GGGG} &lt;br&gt; Fahrzeug: {DDDD} oder ähnlich &lt;br&gt; Abholdatum: {EEEE} &lt;br&gt; Rückgabedatum: {FFFF} &lt;br&gt; Anzahl der Kindersitze: {D1} &lt;br&gt; Anzahl der Kindersitzerhöhungen: {D2} &lt;br&gt;&lt;br&gt; Wenn Sie uns für Fragen oder Informationen zu Ihrer Buchung kontaktieren müssen, ist unsere E-Mail-Adresse {HHHH}. &lt;br&gt;&lt;br&gt; {CCCC}&lt;br&gt; {HHHH}&lt;br&gt; {JJJJ}&lt;br&gt; {KKKK}&lt;br&gt;</text:p>
          </table:table-cell>
        </table:table-row>
        <table:table-row table:style-name="ro1">
          <table:table-cell office:value-type="string" calcext:value-type="string">
            <text:p>reserva_confirmacion</text:p>
          </table:table-cell>
          <table:table-cell office:value-type="string" calcext:value-type="string">
            <text:p>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office:value-type="string" calcext:value-type="string">
            <text:p>pago_confirmacion</text:p>
          </table:table-cell>
          <table:table-cell office:value-type="string" calcext:value-type="string">
            <text:p>RRR</text:p>
          </table:table-cell>
          <table:table-cell table:style-name="Default" office:value-type="string" calcext:value-type="string">
            <text:p>RR</text:p>
          </table:table-cell>
          <table:table-cell table:number-columns-repeated="2" office:value-type="string" calcext:value-type="string">
            <text:p>RR</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7">00/00/0000</text:date>, <text:time style:data-style-name="N2" text:time-value="20:01:16.1535042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7T20:05:45.214323281</dc:date>
    <meta:editing-duration>P3DT12H20M37S</meta:editing-duration>
    <meta:editing-cycles>161</meta:editing-cycles>
    <meta:generator>LibreOffice/7.1.4.2$Linux_X86_64 LibreOffice_project/10$Build-2</meta:generator>
    <meta:document-statistic meta:table-count="1" meta:cell-count="1621" meta:object-count="0"/>
  </office:meta>
</office:document-meta>
</file>